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ato" svg:font-family="Lato, sans-serif"/>
    <style:font-face style:name="Lohit Devanagari1" svg:font-family="'Lohit Devanagari'"/>
    <style:font-face style:name="Untitled Sans" svg:font-family="'Untitle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20pt" officeooo:paragraph-rsid="00120779" style:font-size-asian="20pt" style:font-size-complex="20pt"/>
    </style:style>
    <style:style style:name="P2" style:family="paragraph" style:parent-style-name="Standard">
      <style:text-properties style:font-name="Liberation Serif" fo:font-size="20pt" officeooo:rsid="00120779" officeooo:paragraph-rsid="00120779" style:font-size-asian="20pt" style:font-size-complex="20pt"/>
    </style:style>
    <style:style style:name="P3" style:family="paragraph" style:parent-style-name="Standard">
      <style:text-properties style:font-name="Liberation Serif" fo:font-size="20pt" officeooo:rsid="00120779" officeooo:paragraph-rsid="0012c0ef" style:font-size-asian="20pt" style:font-size-complex="20pt"/>
    </style:style>
    <style:style style:name="P4" style:family="paragraph" style:parent-style-name="Standard">
      <style:text-properties style:font-name="Liberation Serif" fo:font-size="20pt" officeooo:rsid="00120779" officeooo:paragraph-rsid="0013c22c" style:font-size-asian="20pt" style:font-size-complex="20pt"/>
    </style:style>
    <style:style style:name="P5" style:family="paragraph" style:parent-style-name="Standard">
      <style:text-properties style:font-name="Liberation Serif" fo:font-size="20pt" officeooo:rsid="00120779" officeooo:paragraph-rsid="0015baf1" style:font-size-asian="20pt" style:font-size-complex="20pt"/>
    </style:style>
    <style:style style:name="P6" style:family="paragraph" style:parent-style-name="Standard">
      <style:text-properties style:font-name="Liberation Serif" fo:font-size="20pt" officeooo:paragraph-rsid="0012c0ef" style:font-size-asian="20pt" style:font-size-complex="20pt"/>
    </style:style>
    <style:style style:name="P7" style:family="paragraph" style:parent-style-name="Standard">
      <style:text-properties style:font-name="Liberation Serif" fo:font-size="18pt" fo:font-weight="normal" officeooo:paragraph-rsid="00160a45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paragraph-rsid="00160a45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variant="normal" fo:text-transform="none" fo:color="#3d3d3d" style:font-name="Liberation Serif" fo:font-size="18pt" fo:letter-spacing="normal" fo:font-style="normal" fo:font-weight="normal" officeooo:paragraph-rsid="00160a45" style:font-size-asian="18pt" style:font-weight-asian="normal" style:font-size-complex="18pt" style:font-weight-complex="normal"/>
    </style:style>
    <style:style style:name="T1" style:family="text">
      <style:text-properties officeooo:rsid="00120779"/>
    </style:style>
    <style:style style:name="T2" style:family="text">
      <style:text-properties officeooo:rsid="0012c0ef"/>
    </style:style>
    <style:style style:name="T3" style:family="text">
      <style:text-properties officeooo:rsid="0013c22c"/>
    </style:style>
    <style:style style:name="T4" style:family="text">
      <style:text-properties officeooo:rsid="0015baf1"/>
    </style:style>
    <style:style style:name="T5" style:family="text">
      <style:text-properties fo:font-variant="normal" fo:text-transform="none" fo:color="#333333" style:font-name="Untitled Sans" fo:font-size="12pt" fo:letter-spacing="normal" fo:font-style="normal" fo:font-weight="normal"/>
    </style:style>
    <style:style style:name="T6" style:family="text">
      <style:text-properties fo:font-variant="normal" fo:text-transform="none" fo:color="#333333" style:font-name="Untitled Sans" fo:font-size="12pt" fo:letter-spacing="normal" fo:font-style="normal" fo:font-weight="normal" officeooo:rsid="00160a45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officeooo:rsid="00160a45"/>
    </style:style>
    <style:style style:name="T9" style:family="text">
      <style:text-properties fo:font-variant="normal" fo:text-transform="none" fo:color="#333333" fo:font-size="12pt" fo:letter-spacing="normal" fo:font-style="normal" fo:font-weight="normal"/>
    </style:style>
    <style:style style:name="T10" style:family="text">
      <style:text-properties fo:font-variant="normal" fo:text-transform="none" fo:color="#333333" fo:font-size="12pt" fo:letter-spacing="normal" fo:font-style="normal" fo:font-weight="normal" officeooo:rsid="00160a45"/>
    </style:style>
    <style:style style:name="T11" style:family="text">
      <style:text-properties fo:font-variant="normal" fo:text-transform="none" fo:color="#333333" fo:letter-spacing="normal" fo:font-style="normal"/>
    </style:style>
    <style:style style:name="T12" style:family="text">
      <style:text-properties fo:font-variant="normal" fo:text-transform="none" fo:color="#333333" fo:letter-spacing="normal" fo:font-style="normal" fo:font-weight="normal"/>
    </style:style>
    <style:style style:name="T13" style:family="text">
      <style:text-properties fo:font-variant="normal" fo:text-transform="none" fo:color="#333333" fo:letter-spacing="normal" fo:font-style="normal" fo:font-weight="normal" officeooo:rsid="00160a45"/>
    </style:style>
    <style:style style:name="T14" style:family="text">
      <style:text-properties fo:font-variant="normal" fo:text-transform="none" fo:color="#333333" fo:letter-spacing="normal" fo:font-style="normal" officeooo:rsid="00160a45"/>
    </style:style>
    <style:style style:name="T15" style:family="text">
      <style:text-properties officeooo:rsid="00160a45"/>
    </style:style>
    <style:style style:name="T16" style:family="text">
      <style:text-properties style:font-name="Liberation Serif" officeooo:rsid="0015baf1"/>
    </style:style>
    <style:style style:name="T17" style:family="text">
      <style:text-properties style:font-name="Liberation Serif" officeooo:rsid="00160a45"/>
    </style:style>
    <style:style style:name="T18" style:family="text">
      <style:text-properties style:font-name="Liberation Serif" officeooo:rsid="001207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text:tab/>#include&lt;stdio.h&gt;</text:span></text:p>
      <text:p text:style-name="P1"><text:tab/><text:span text:style-name="T1">int main()</text:span></text:p>
      <text:p text:style-name="P1"><text:tab/><text:span text:style-name="T1">{</text:span></text:p>
      <text:p text:style-name="P1"><text:tab/><text:tab/><text:span text:style-name="T1">printf(“Hello Students”);</text:span></text:p>
      <text:p text:style-name="P1"><text:tab/><text:span text:style-name="T1">}</text:span><text:tab/></text:p>
      <text:p text:style-name="P1"/>
      <text:p text:style-name="P2">2.<text:tab/>#include&lt;stdio.h&gt;</text:p>
      <text:p text:style-name="P1"><text:tab/><text:span text:style-name="T1">int main()</text:span></text:p>
      <text:p text:style-name="P1"><text:tab/><text:span text:style-name="T1">{</text:span></text:p>
      <text:p text:style-name="P1"><text:tab/><text:tab/><text:span text:style-name="T1">printf(“Hello\nStudents”);</text:span></text:p>
      <text:p text:style-name="P2"><text:tab/>}</text:p>
      <text:p text:style-name="P2"/>
      <text:p text:style-name="P2">3.<text:tab/>#include&lt;stdio.h&gt;</text:p>
      <text:p text:style-name="P1"><text:tab/><text:span text:style-name="T1">int main()</text:span></text:p>
      <text:p text:style-name="P1"><text:tab/><text:span text:style-name="T1">{</text:span></text:p>
      <text:p text:style-name="P1"><text:tab/><text:tab/><text:span text:style-name="T1">printf(“\”MySirG\””);</text:span></text:p>
      <text:p text:style-name="P2"><text:tab/>}</text:p>
      <text:p text:style-name="P2"/>
      <text:p text:style-name="P2">4.<text:tab/>#include&lt;stdio.h&gt;</text:p>
      <text:p text:style-name="P1"><text:tab/><text:span text:style-name="T1">int main()</text:span></text:p>
      <text:p text:style-name="P1"><text:tab/><text:span text:style-name="T1">{</text:span></text:p>
      <text:p text:style-name="P1"><text:tab/><text:tab/><text:span text:style-name="T1">printf(“\”Teacher\’s Day\””);</text:span></text:p>
      <text:p text:style-name="P2"><text:tab/>}</text:p>
      <text:p text:style-name="P2"/>
      <text:p text:style-name="P2">5.<text:tab/>#include&lt;stdio.h&gt;</text:p>
      <text:p text:style-name="P1"><text:tab/><text:span text:style-name="T1">int main()</text:span></text:p>
      <text:p text:style-name="P1"><text:tab/><text:span text:style-name="T1">{</text:span></text:p>
      <text:p text:style-name="P1"><text:tab/><text:tab/><text:span text:style-name="T1">printf(“\\n”);</text:span></text:p>
      <text:p text:style-name="P2"><text:tab/>}<text:tab/><text:tab/></text:p>
      <text:p text:style-name="P2"/>
      <text:p text:style-name="P2"/>
      <text:p text:style-name="P3"><text:soft-page-break/>6.<text:tab/>#include&lt;stdio.h&gt;</text:p>
      <text:p text:style-name="P6"><text:tab/><text:span text:style-name="T1">int main()</text:span></text:p>
      <text:p text:style-name="P6"><text:tab/><text:span text:style-name="T1">{</text:span></text:p>
      <text:p text:style-name="P6"><text:tab/><text:tab/><text:span text:style-name="T1">printf(“%%</text:span><text:span text:style-name="T2">d</text:span><text:span text:style-name="T1">”);</text:span></text:p>
      <text:p text:style-name="P3"><text:tab/>}</text:p>
      <text:p text:style-name="P3"/>
      <text:p text:style-name="P3"><text:span text:style-name="T2">7.<text:tab/></text:span>#include&lt;stdio.h&gt;</text:p>
      <text:p text:style-name="P3"><text:tab/><text:span text:style-name="T3">char a=’A’;</text:span></text:p>
      <text:p text:style-name="P3"><text:tab/><text:span text:style-name="T3">int b=123;</text:span></text:p>
      <text:p text:style-name="P3"><text:tab/><text:span text:style-name="T3">float c=5.5;</text:span></text:p>
      <text:p text:style-name="P6"><text:tab/><text:span text:style-name="T1">int main()</text:span></text:p>
      <text:p text:style-name="P6"><text:tab/><text:span text:style-name="T1">{</text:span></text:p>
      <text:p text:style-name="P6"><text:tab/><text:tab/><text:span text:style-name="T1">printf(“%</text:span><text:span text:style-name="T3">c%d%f</text:span><text:span text:style-name="T1">”,</text:span><text:span text:style-name="T3">a,b,c</text:span><text:span text:style-name="T1">);</text:span></text:p>
      <text:p text:style-name="P4"><text:tab/>}<text:tab/><text:tab/><text:tab/><text:tab/></text:p>
      <text:p text:style-name="P4"/>
      <text:p text:style-name="P4"><text:span text:style-name="T3">8.<text:tab/>%i – to print integer values</text:span></text:p>
      <text:p text:style-name="P4"><text:tab/>%<text:span text:style-name="T3">f – for floating point values</text:span></text:p>
      <text:p text:style-name="P4"><text:tab/>%<text:span text:style-name="T3">lf – for double values</text:span></text:p>
      <text:p text:style-name="P4"/>
      <text:p text:style-name="P5"><text:span text:style-name="T3">9.<text:tab/></text:span>#include&lt;stdio.h&gt;</text:p>
      <text:p text:style-name="P5"><text:tab/>char a='A';</text:p>
      <text:p text:style-name="P5"><text:tab/>int main()</text:p>
      <text:p text:style-name="P5"><text:tab/>{</text:p>
      <text:p text:style-name="P5"><text:s text:c="4"/><text:tab/><text:tab/>printf("The Character is %c and ASCII value is <text:tab/><text:tab/><text:tab/><text:tab/><text:tab/>%d",a,a);</text:p>
      <text:p text:style-name="P5"><text:tab/>}<text:tab/></text:p>
      <text:p text:style-name="P5"/>
      <text:p text:style-name="P7"><text:span text:style-name="T4">10. </text:span><text:span text:style-name="T15">T</text:span><text:span text:style-name="T11">o convert decimal to binary divid</text:span><text:span text:style-name="T14">e</text:span><text:span text:style-name="T11"> the given decimal number recursively by 2. Then note down </text:span><text:span text:style-name="T14">the remainders</text:span><text:span text:style-name="T11"> till we get 0 as the final quotient. After this step, </text:span><text:span text:style-name="T14">write </text:span><text:span text:style-name="T11">these remainders in reverse order to get the binary value of the given decimal number.</text:span></text:p>
      <text:p text:style-name="P7"/>
      <text:p text:style-name="P9"><text:soft-page-break/><text:span text:style-name="T1">To convert a binary integer to decimal, start by adding the left-most digit to 0 . </text:span>Next multiply the current product in each step by 2 and add the current digit.Continue this process until there are no more digits left.</text:p>
      <text:p text:style-name="P8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ato" svg:font-family="Lato, sans-serif"/>
    <style:font-face style:name="Lohit Devanagari1" svg:font-family="'Lohit Devanagari'"/>
    <style:font-face style:name="Untitled Sans" svg:font-family="'Untitle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3:02:48.249125852</meta:creation-date>
    <dc:date>2022-06-23T14:20:12.066451890</dc:date>
    <meta:editing-duration>PT5M36S</meta:editing-duration>
    <meta:editing-cycles>1</meta:editing-cycles>
    <meta:document-statistic meta:table-count="0" meta:image-count="0" meta:object-count="0" meta:page-count="3" meta:paragraph-count="49" meta:word-count="175" meta:character-count="1133" meta:non-whitespace-character-count="941"/>
    <meta:generator>LibreOffice/6.4.7.2$Linux_X86_64 LibreOffice_project/40$Build-2</meta:generator>
  </office:meta>
</office:document-meta>
</file>